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>
        <style:tab-stops>
          <style:tab-stop style:position="5.5035in"/>
        </style:tab-stops>
      </style:paragraph-properties>
      <style:text-properties fo:language="en" fo:country="US" officeooo:rsid="00414ad7" officeooo:paragraph-rsid="00414ad7"/>
    </style:style>
    <style:style style:name="P6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en" fo:country="US" officeooo:rsid="0046d9e1" officeooo:paragraph-rsid="0046d9e1"/>
    </style:style>
    <style:style style:name="P7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en" fo:country="US" officeooo:rsid="001bf3a2" officeooo:paragraph-rsid="001bf3a2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en" fo:country="US" fo:font-weight="normal" officeooo:rsid="001bf3a2" officeooo:paragraph-rsid="001bf3a2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en" fo:country="US" officeooo:rsid="001bf3a2" officeooo:paragraph-rsid="001bf3a2"/>
    </style:style>
    <style:style style:name="P10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5a9fff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5a9fff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a9fff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5a9fff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0d3fa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0d3fa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7805cd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a9fff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5a9fff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a9ff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officeooo:rsid="001cfb24" officeooo:paragraph-rsid="001cfb24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fo:language="en" fo:country="US" officeooo:rsid="001cfb24" officeooo:paragraph-rsid="001cfb24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en" fo:country="US" officeooo:rsid="00350b03" officeooo:paragraph-rsid="00368d1a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en" fo:country="US" officeooo:rsid="00350b03" officeooo:paragraph-rsid="00350b03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fo:language="en" fo:country="US" officeooo:rsid="00350b03" officeooo:paragraph-rsid="00368d1a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fo:font-size="12pt" fo:language="en" fo:country="US" officeooo:rsid="00350b03" officeooo:paragraph-rsid="007caa2d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en" fo:country="US" officeooo:rsid="0037df00" officeooo:paragraph-rsid="00392954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en" fo:country="US" officeooo:rsid="0037df00" officeooo:paragraph-rsid="0037df00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fo:language="en" fo:country="US" officeooo:rsid="0037df00" officeooo:paragraph-rsid="006814f4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fo:language="en" fo:country="US" officeooo:rsid="0037df00" officeooo:paragraph-rsid="007f5442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fo:language="en" fo:country="US" officeooo:rsid="0031abfe" officeooo:paragraph-rsid="0031abfe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font-size="12pt" fo:language="en" fo:country="US" officeooo:rsid="0030e47c" officeooo:paragraph-rsid="0069f170" style:font-size-asian="10.5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font-size="12pt" fo:language="en" fo:country="US" officeooo:rsid="0030e47c" officeooo:paragraph-rsid="007f5442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en" fo:country="US" officeooo:rsid="0030e47c" officeooo:paragraph-rsid="0030e47c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en" fo:country="US" officeooo:rsid="0039e2d7" officeooo:paragraph-rsid="003e6898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fo:language="en" fo:country="US" officeooo:rsid="0039e2d7" officeooo:paragraph-rsid="0039e2d7" style:font-size-asian="10.5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size="12pt" fo:language="en" fo:country="US" officeooo:rsid="003b9850" officeooo:paragraph-rsid="006ab15f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fo:language="en" fo:country="US" officeooo:rsid="003b9850" officeooo:paragraph-rsid="006df86d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en" fo:country="US" officeooo:rsid="001f55c6" officeooo:paragraph-rsid="001f55c6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1f55c6" officeooo:paragraph-rsid="005a9fff" style:font-size-asian="10.5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size="12pt" fo:language="en" fo:country="US" officeooo:rsid="001f55c6" officeooo:paragraph-rsid="006c7a55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308f9c" officeooo:paragraph-rsid="00308f9c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fo:language="en" fo:country="US" officeooo:rsid="00308f9c" officeooo:paragraph-rsid="006f611a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2f076c" officeooo:paragraph-rsid="002f076c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en" fo:country="US" officeooo:rsid="002f076c" officeooo:paragraph-rsid="007805cd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2f23e6" officeooo:paragraph-rsid="002f23e6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2c75a5" officeooo:paragraph-rsid="002c75a5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2c75a5" officeooo:paragraph-rsid="0050d3fa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2pt" fo:language="en" fo:country="US" officeooo:rsid="002c75a5" officeooo:paragraph-rsid="007805cd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2b9bfb" officeooo:paragraph-rsid="002b9bfb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fo:language="en" fo:country="US" officeooo:rsid="002b9bfb" officeooo:paragraph-rsid="0074a1c3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3f93ed" officeooo:paragraph-rsid="003f93ed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fo:language="en" fo:country="US" officeooo:rsid="003f93ed" officeooo:paragraph-rsid="00764e9c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22f20e" officeooo:paragraph-rsid="0022f20e" style:font-size-asian="10.5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size="12pt" fo:language="en" fo:country="US" officeooo:rsid="0022f20e" officeooo:paragraph-rsid="00794e4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575715" officeooo:paragraph-rsid="00575715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fo:language="en" fo:country="US" officeooo:rsid="00575715" officeooo:paragraph-rsid="00575715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286402" officeooo:paragraph-rsid="00286402" style:font-size-asian="10.5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fo:font-size="12pt" fo:language="en" fo:country="US" officeooo:rsid="00286402" officeooo:paragraph-rsid="0080eb23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21930e" officeooo:paragraph-rsid="0021930e" style:font-size-asian="10.5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fo:font-size="12pt" fo:language="en" fo:country="US" officeooo:rsid="0021930e" officeooo:paragraph-rsid="008110b7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24c754" officeooo:paragraph-rsid="0024c754" style:font-size-asian="10.5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fo:font-size="12pt" fo:language="en" fo:country="US" officeooo:rsid="0025f155" officeooo:paragraph-rsid="0082ff7f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fo:language="en" fo:country="US" officeooo:rsid="00673cad" officeooo:paragraph-rsid="00673cad" style:font-size-asian="10.5pt" style:font-size-complex="12pt"/>
    </style:style>
    <style:style style:name="P74" style:family="paragraph" style:parent-style-name="Table_20_Contents">
      <style:text-properties fo:language="pl" fo:country="PL" officeooo:rsid="00484d16" officeooo:paragraph-rsid="004a0423"/>
    </style:style>
    <style:style style:name="P75" style:family="paragraph" style:parent-style-name="Table_20_Contents">
      <style:paragraph-properties fo:text-align="justify" style:justify-single-word="false"/>
      <style:text-properties fo:language="en" fo:country="US" officeooo:rsid="0046d9e1" officeooo:paragraph-rsid="0046d9e1"/>
    </style:style>
    <style:style style:name="P76" style:family="paragraph" style:parent-style-name="Table_20_Contents">
      <style:text-properties fo:language="en" fo:country="US" officeooo:rsid="0046d9e1" officeooo:paragraph-rsid="0046d9e1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rsid="0046d9e1" officeooo:paragraph-rsid="0046d9e1"/>
    </style:style>
    <style:style style:name="P78" style:family="paragraph" style:parent-style-name="Table_20_Contents">
      <style:text-properties fo:language="en" fo:country="US" officeooo:rsid="0047506f" officeooo:paragraph-rsid="0047506f"/>
    </style:style>
    <style:style style:name="P79" style:family="paragraph" style:parent-style-name="Table_20_Contents">
      <style:text-properties fo:language="en" fo:country="US" officeooo:rsid="0047506f" officeooo:paragraph-rsid="006015ff"/>
    </style:style>
    <style:style style:name="P80" style:family="paragraph" style:parent-style-name="Table_20_Contents">
      <style:text-properties fo:language="en" fo:country="US" officeooo:rsid="0054924b" officeooo:paragraph-rsid="0054924b"/>
    </style:style>
    <style:style style:name="P81" style:family="paragraph" style:parent-style-name="Table_20_Contents">
      <style:text-properties fo:language="en" fo:country="US" officeooo:rsid="0054924b" officeooo:paragraph-rsid="00621131"/>
    </style:style>
    <style:style style:name="P82" style:family="paragraph" style:parent-style-name="Table_20_Contents">
      <style:paragraph-properties fo:text-align="center" style:justify-single-word="false"/>
      <style:text-properties fo:language="en" fo:country="US" officeooo:rsid="005d9898" officeooo:paragraph-rsid="005d9898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 officeooo:rsid="00658348" officeooo:paragraph-rsid="005d9898"/>
    </style:style>
    <style:style style:name="P84" style:family="paragraph" style:parent-style-name="Table_20_Contents">
      <style:text-properties fo:color="#3399ff" fo:language="en" fo:country="US" officeooo:rsid="0046d9e1" officeooo:paragraph-rsid="0046d9e1"/>
    </style:style>
    <style:style style:name="P85" style:family="paragraph" style:parent-style-name="Table_20_Contents">
      <style:text-properties fo:color="#3399ff" fo:language="en" fo:country="US" officeooo:rsid="00484d16" officeooo:paragraph-rsid="00484d16"/>
    </style:style>
    <style:style style:name="P86" style:family="paragraph" style:parent-style-name="Standard">
      <style:paragraph-properties fo:text-align="center" style:justify-single-word="false"/>
      <style:text-properties fo:color="#000000" fo:font-size="14pt" fo:language="en" fo:country="US" officeooo:rsid="001bf3a2" officeooo:paragraph-rsid="001bf3a2" style:font-size-asian="14pt" style:font-size-complex="14pt"/>
    </style:style>
    <style:style style:name="P87" style:family="paragraph" style:parent-style-name="Standard">
      <style:text-properties fo:language="en" fo:country="US" officeooo:paragraph-rsid="001a34d1"/>
    </style:style>
    <style:style style:name="P88" style:family="paragraph" style:parent-style-name="Standard">
      <style:text-properties fo:language="en" fo:country="US" officeooo:rsid="0046d9e1" officeooo:paragraph-rsid="0046d9e1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1bf3a2" officeooo:paragraph-rsid="001bf3a2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6d9e1" officeooo:paragraph-rsid="0046d9e1"/>
    </style:style>
    <style:style style:name="P9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en" fo:country="US" officeooo:rsid="0046d9e1" officeooo:paragraph-rsid="0046d9e1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en" fo:country="US" officeooo:rsid="0046d9e1" officeooo:paragraph-rsid="0046d9e1"/>
    </style:style>
    <style:style style:name="P93" style:family="paragraph" style:parent-style-name="Table_20_Contents">
      <style:paragraph-properties fo:text-align="justify" style:justify-single-word="false"/>
      <style:text-properties fo:font-size="12pt" fo:language="en" fo:country="US" officeooo:rsid="002b9bfb" officeooo:paragraph-rsid="0074a1c3" style:font-size-asian="10.5pt" style:font-size-complex="12pt"/>
    </style:style>
    <style:style style:name="T1" style:family="text">
      <style:text-properties officeooo:rsid="005c697a"/>
    </style:style>
    <style:style style:name="T2" style:family="text">
      <style:text-properties fo:color="#669900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8d1a" style:font-weight-asian="bold" style:font-weight-complex="bold"/>
    </style:style>
    <style:style style:name="T5" style:family="text">
      <style:text-properties fo:font-weight="bold" officeooo:rsid="00392954" style:font-weight-asian="bold" style:font-weight-complex="bold"/>
    </style:style>
    <style:style style:name="T6" style:family="text">
      <style:text-properties fo:font-weight="bold" officeooo:rsid="003e6898" style:font-weight-asian="bold" style:font-weight-complex="bold"/>
    </style:style>
    <style:style style:name="T7" style:family="text">
      <style:text-properties fo:font-weight="bold" officeooo:rsid="007805cd" style:font-weight-asian="bold" style:font-weight-complex="bold"/>
    </style:style>
    <style:style style:name="T8" style:family="text">
      <style:text-properties fo:font-weight="bold" officeooo:rsid="008110b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6946c" style:font-style-asian="italic" style:font-style-complex="italic"/>
    </style:style>
    <style:style style:name="T11" style:family="text">
      <style:text-properties fo:font-style="italic" officeooo:rsid="0031abfe" style:font-style-asian="italic" style:font-style-complex="italic"/>
    </style:style>
    <style:style style:name="T12" style:family="text">
      <style:text-properties fo:font-style="italic" officeooo:rsid="00368d1a" style:font-style-asian="italic" style:font-style-complex="italic"/>
    </style:style>
    <style:style style:name="T13" style:family="text">
      <style:text-properties fo:font-style="italic" officeooo:rsid="00392954" style:font-style-asian="italic" style:font-style-complex="italic"/>
    </style:style>
    <style:style style:name="T14" style:family="text">
      <style:text-properties fo:font-style="italic" officeooo:rsid="0039e2d7" style:font-style-asian="italic" style:font-style-complex="italic"/>
    </style:style>
    <style:style style:name="T15" style:family="text">
      <style:text-properties fo:font-style="italic" officeooo:rsid="002a139d" style:font-style-asian="italic" style:font-style-complex="italic"/>
    </style:style>
    <style:style style:name="T16" style:family="text">
      <style:text-properties fo:font-style="italic" officeooo:rsid="006ab15f" style:font-style-asian="italic" style:font-style-complex="italic"/>
    </style:style>
    <style:style style:name="T17" style:family="text">
      <style:text-properties fo:font-style="italic" officeooo:rsid="0037df00" style:font-style-asian="italic" style:font-style-complex="italic"/>
    </style:style>
    <style:style style:name="T18" style:family="text">
      <style:text-properties fo:color="#3399ff"/>
    </style:style>
    <style:style style:name="T19" style:family="text">
      <style:text-properties fo:color="#3399ff" fo:font-style="normal" style:font-style-asian="normal" style:font-style-complex="normal"/>
    </style:style>
    <style:style style:name="T20" style:family="text">
      <style:text-properties fo:color="#3399ff" fo:font-size="12pt" fo:language="en" fo:country="US" fo:font-weight="normal" officeooo:rsid="004a0423" style:font-size-asian="10.5pt" style:font-weight-asian="normal" style:font-size-complex="12pt" style:font-weight-complex="normal"/>
    </style:style>
    <style:style style:name="T21" style:family="text">
      <style:text-properties fo:color="#3399ff" officeooo:rsid="005a9fff"/>
    </style:style>
    <style:style style:name="T22" style:family="text">
      <style:text-properties fo:color="#3399ff" fo:language="en" fo:country="US"/>
    </style:style>
    <style:style style:name="T23" style:family="text">
      <style:text-properties fo:color="#3399ff" fo:language="en" fo:country="US" officeooo:rsid="005a9fff"/>
    </style:style>
    <style:style style:name="T24" style:family="text">
      <style:text-properties fo:color="#3399ff" fo:language="en" fo:country="US" style:text-underline-style="none"/>
    </style:style>
    <style:style style:name="T25" style:family="text">
      <style:text-properties fo:color="#3399ff" fo:language="en" fo:country="US" style:text-underline-style="none" officeooo:rsid="005a9fff"/>
    </style:style>
    <style:style style:name="T26" style:family="text">
      <style:text-properties fo:color="#3399ff" fo:language="en" fo:country="US" style:text-underline-style="none" fo:font-weight="bold" officeooo:rsid="00484d16" style:font-weight-asian="bold" style:font-weight-complex="bold"/>
    </style:style>
    <style:style style:name="T27" style:family="text">
      <style:text-properties fo:color="#3399ff" fo:language="en" fo:country="US" style:text-underline-style="none" officeooo:rsid="00590417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a139d" style:font-style-asian="normal" style:font-style-complex="normal"/>
    </style:style>
    <style:style style:name="T30" style:family="text">
      <style:text-properties fo:font-style="normal" officeooo:rsid="006814f4" style:font-style-asian="normal" style:font-style-complex="normal"/>
    </style:style>
    <style:style style:name="T31" style:family="text">
      <style:text-properties fo:font-style="normal" officeooo:rsid="0067d9a4" style:font-style-asian="normal" style:font-style-complex="normal"/>
    </style:style>
    <style:style style:name="T32" style:family="text">
      <style:text-properties fo:font-style="normal" officeooo:rsid="0068616a" style:font-style-asian="normal" style:font-style-complex="normal"/>
    </style:style>
    <style:style style:name="T33" style:family="text">
      <style:text-properties fo:font-style="normal" officeooo:rsid="006ab15f" style:font-style-asian="normal" style:font-style-complex="normal"/>
    </style:style>
    <style:style style:name="T34" style:family="text">
      <style:text-properties fo:font-style="normal" officeooo:rsid="006df86d" style:font-style-asian="normal" style:font-style-complex="normal"/>
    </style:style>
    <style:style style:name="T35" style:family="text">
      <style:text-properties fo:font-style="normal" officeooo:rsid="00721417" style:font-style-asian="normal" style:font-style-complex="normal"/>
    </style:style>
    <style:style style:name="T36" style:family="text">
      <style:text-properties fo:font-style="normal" officeooo:rsid="007351fa" style:font-style-asian="normal" style:font-style-complex="normal"/>
    </style:style>
    <style:style style:name="T37" style:family="text">
      <style:text-properties fo:font-style="normal" officeooo:rsid="007e8f25" style:font-style-asian="normal" style:font-style-complex="normal"/>
    </style:style>
    <style:style style:name="T38" style:family="text">
      <style:text-properties fo:font-style="normal" officeooo:rsid="0069f170" style:font-style-asian="normal" style:font-style-complex="normal"/>
    </style:style>
    <style:style style:name="T39" style:family="text">
      <style:text-properties fo:font-style="normal" officeooo:rsid="006fc029" style:font-style-asian="normal" style:font-style-complex="normal"/>
    </style:style>
    <style:style style:name="T40" style:family="text">
      <style:text-properties fo:font-style="normal" officeooo:rsid="007f5442" style:font-style-asian="normal" style:font-style-complex="normal"/>
    </style:style>
    <style:style style:name="T41" style:family="text">
      <style:text-properties officeooo:rsid="0046d9e1"/>
    </style:style>
    <style:style style:name="T42" style:family="text">
      <style:text-properties fo:font-size="12pt" fo:language="en" fo:country="US" style:text-underline-style="none" fo:font-weight="bold" officeooo:rsid="004a0423" style:font-size-asian="10.5pt" style:font-weight-asian="bold" style:font-size-complex="12pt" style:font-weight-complex="bold"/>
    </style:style>
    <style:style style:name="T43" style:family="text">
      <style:text-properties fo:font-size="12pt" fo:language="en" fo:country="US" fo:font-weight="normal" officeooo:rsid="002f23e6" style:font-size-asian="10.5pt" style:font-weight-asian="normal" style:font-size-complex="12pt" style:font-weight-complex="normal"/>
    </style:style>
    <style:style style:name="T44" style:family="text">
      <style:text-properties fo:font-size="12pt" fo:language="en" fo:country="US" fo:font-weight="normal" officeooo:rsid="004a0423" style:font-size-asian="10.5pt" style:font-weight-asian="normal" style:font-size-complex="12pt" style:font-weight-complex="normal"/>
    </style:style>
    <style:style style:name="T45" style:family="text">
      <style:text-properties fo:font-size="12pt" fo:language="en" fo:country="US" fo:font-weight="normal" officeooo:rsid="00633ace" style:font-size-asian="10.5pt" style:font-weight-asian="normal" style:font-size-complex="12pt" style:font-weight-complex="normal"/>
    </style:style>
    <style:style style:name="T46" style:family="text">
      <style:text-properties fo:font-size="12pt" fo:language="en" fo:country="US" fo:font-weight="normal" officeooo:rsid="0064ef5c" style:font-size-asian="10.5pt" style:font-weight-asian="normal" style:font-size-complex="12pt" style:font-weight-complex="normal"/>
    </style:style>
    <style:style style:name="T47" style:family="text">
      <style:text-properties fo:font-size="12pt" fo:language="en" fo:country="US" fo:font-weight="bold" officeooo:rsid="002f23e6" style:font-size-asian="10.5pt" style:font-weight-asian="bold" style:font-size-complex="12pt" style:font-weight-complex="bold"/>
    </style:style>
    <style:style style:name="T48" style:family="text">
      <style:text-properties fo:color="#000000" fo:language="en" fo:country="US" officeooo:rsid="0055b61e"/>
    </style:style>
    <style:style style:name="T49" style:family="text">
      <style:text-properties fo:color="#000000" officeooo:rsid="005e32e3"/>
    </style:style>
    <style:style style:name="T50" style:family="text">
      <style:text-properties fo:language="en" fo:country="US"/>
    </style:style>
    <style:style style:name="T51" style:family="text">
      <style:text-properties fo:language="en" fo:country="US" style:text-underline-style="none"/>
    </style:style>
    <style:style style:name="T52" style:family="text">
      <style:text-properties fo:language="en" fo:country="US" style:text-underline-style="none" fo:font-weight="bold" style:font-weight-asian="bold" style:font-weight-complex="bold"/>
    </style:style>
    <style:style style:name="T53" style:family="text">
      <style:text-properties fo:language="en" fo:country="US" style:text-underline-style="none" fo:font-weight="bold" officeooo:rsid="00443a15" style:font-weight-asian="bold" style:font-weight-complex="bold"/>
    </style:style>
    <style:style style:name="T54" style:family="text">
      <style:text-properties fo:language="en" fo:country="US" style:text-underline-style="none" fo:font-weight="normal" style:font-weight-asian="normal" style:font-weight-complex="normal"/>
    </style:style>
    <style:style style:name="T55" style:family="text">
      <style:text-properties fo:language="en" fo:country="US" style:text-underline-style="none" fo:font-weight="normal" officeooo:rsid="00443a15" style:font-weight-asian="normal" style:font-weight-complex="normal"/>
    </style:style>
    <style:style style:name="T56" style:family="text">
      <style:text-properties fo:language="en" fo:country="US" style:text-underline-style="none" fo:font-weight="normal" officeooo:rsid="005c697a" style:font-weight-asian="normal" style:font-weight-complex="normal"/>
    </style:style>
    <style:style style:name="T57" style:family="text">
      <style:text-properties fo:language="en" fo:country="US" officeooo:rsid="004a0423"/>
    </style:style>
    <style:style style:name="T58" style:family="text">
      <style:text-properties fo:language="en" fo:country="US" fo:font-style="italic" style:font-style-asian="italic" style:font-style-complex="italic"/>
    </style:style>
    <style:style style:name="T59" style:family="text">
      <style:text-properties fo:language="en" fo:country="US" fo:font-style="italic" officeooo:rsid="00392954" style:font-style-asian="italic" style:font-style-complex="italic"/>
    </style:style>
    <style:style style:name="T60" style:family="text">
      <style:text-properties fo:language="en" fo:country="US" fo:font-style="italic" officeooo:rsid="0026946c" style:font-style-asian="italic" style:font-style-complex="italic"/>
    </style:style>
    <style:style style:name="T61" style:family="text">
      <style:text-properties fo:language="en" fo:country="US" fo:font-style="italic" officeooo:rsid="006ab15f" style:font-style-asian="italic" style:font-style-complex="italic"/>
    </style:style>
    <style:style style:name="T62" style:family="text">
      <style:text-properties fo:language="en" fo:country="US" fo:font-style="italic" officeooo:rsid="006df86d" style:font-style-asian="italic" style:font-style-complex="italic"/>
    </style:style>
    <style:style style:name="T63" style:family="text">
      <style:text-properties fo:language="en" fo:country="US" fo:font-style="normal" officeooo:rsid="002a139d" style:font-style-asian="normal" style:font-style-complex="normal"/>
    </style:style>
    <style:style style:name="T64" style:family="text">
      <style:text-properties fo:language="en" fo:country="US" fo:font-style="normal" officeooo:rsid="0067d9a4" style:font-style-asian="normal" style:font-style-complex="normal"/>
    </style:style>
    <style:style style:name="T65" style:family="text">
      <style:text-properties fo:language="en" fo:country="US" fo:font-weight="bold" style:font-weight-asian="bold" style:font-weight-complex="bold"/>
    </style:style>
    <style:style style:name="T66" style:family="text">
      <style:text-properties fo:language="en" fo:country="US" officeooo:rsid="005c697a"/>
    </style:style>
    <style:style style:name="T67" style:family="text">
      <style:text-properties fo:language="en" fo:country="US" fo:font-weight="normal" style:font-weight-asian="normal" style:font-weight-complex="normal"/>
    </style:style>
    <style:style style:name="T68" style:family="text">
      <style:text-properties fo:language="en" fo:country="US" fo:font-weight="normal" officeooo:rsid="0041ec6d" style:font-weight-asian="normal" style:font-weight-complex="normal"/>
    </style:style>
    <style:style style:name="T69" style:family="text">
      <style:text-properties fo:language="en" fo:country="US" officeooo:rsid="00633ace"/>
    </style:style>
    <style:style style:name="T70" style:family="text">
      <style:text-properties fo:language="en" fo:country="US" officeooo:rsid="0067d9a4"/>
    </style:style>
    <style:style style:name="T71" style:family="text">
      <style:text-properties fo:language="en" fo:country="US" officeooo:rsid="006814f4"/>
    </style:style>
    <style:style style:name="T72" style:family="text">
      <style:text-properties fo:language="en" fo:country="US" officeooo:rsid="0069f170"/>
    </style:style>
    <style:style style:name="T73" style:family="text">
      <style:text-properties fo:language="en" fo:country="US" officeooo:rsid="006fc029"/>
    </style:style>
    <style:style style:name="T74" style:family="text">
      <style:text-properties fo:language="en" fo:country="US" officeooo:rsid="0071bc1f"/>
    </style:style>
    <style:style style:name="T75" style:family="text">
      <style:text-properties fo:language="en" fo:country="US" officeooo:rsid="00721417"/>
    </style:style>
    <style:style style:name="T76" style:family="text">
      <style:text-properties fo:language="en" fo:country="US" officeooo:rsid="0074a1c3"/>
    </style:style>
    <style:style style:name="T77" style:family="text">
      <style:text-properties fo:language="en" fo:country="US" officeooo:rsid="007caa2d"/>
    </style:style>
    <style:style style:name="T78" style:family="text">
      <style:text-properties fo:language="en" fo:country="US" officeooo:rsid="007e8f25"/>
    </style:style>
    <style:style style:name="T79" style:family="text">
      <style:text-properties fo:language="en" fo:country="US" officeooo:rsid="007f5442"/>
    </style:style>
    <style:style style:name="T80" style:family="text">
      <style:text-properties officeooo:rsid="005d9898"/>
    </style:style>
    <style:style style:name="T81" style:family="text">
      <style:text-properties officeooo:rsid="005e32e3"/>
    </style:style>
    <style:style style:name="T82" style:family="text">
      <style:text-properties officeooo:rsid="005ef242"/>
    </style:style>
    <style:style style:name="T83" style:family="text">
      <style:text-properties officeooo:rsid="00621131"/>
    </style:style>
    <style:style style:name="T84" style:family="text">
      <style:text-properties officeooo:rsid="0065f887"/>
    </style:style>
    <style:style style:name="T85" style:family="text">
      <style:text-properties officeooo:rsid="0067d9a4"/>
    </style:style>
    <style:style style:name="T86" style:family="text">
      <style:text-properties officeooo:rsid="006814f4"/>
    </style:style>
    <style:style style:name="T87" style:family="text">
      <style:text-properties officeooo:rsid="0069f170"/>
    </style:style>
    <style:style style:name="T88" style:family="text">
      <style:text-properties officeooo:rsid="006ab15f"/>
    </style:style>
    <style:style style:name="T89" style:family="text">
      <style:text-properties officeooo:rsid="006c7a55"/>
    </style:style>
    <style:style style:name="T90" style:family="text">
      <style:text-properties officeooo:rsid="006f611a"/>
    </style:style>
    <style:style style:name="T91" style:family="text">
      <style:text-properties officeooo:rsid="006fc029"/>
    </style:style>
    <style:style style:name="T92" style:family="text">
      <style:text-properties officeooo:rsid="0071bc1f"/>
    </style:style>
    <style:style style:name="T93" style:family="text">
      <style:text-properties officeooo:rsid="00721417"/>
    </style:style>
    <style:style style:name="T94" style:family="text">
      <style:text-properties officeooo:rsid="0074a1c3"/>
    </style:style>
    <style:style style:name="T95" style:family="text">
      <style:text-properties officeooo:rsid="002c75a5"/>
    </style:style>
    <style:style style:name="T96" style:family="text">
      <style:text-properties officeooo:rsid="00764e9c"/>
    </style:style>
    <style:style style:name="T97" style:family="text">
      <style:text-properties officeooo:rsid="00794e4c"/>
    </style:style>
    <style:style style:name="T98" style:family="text">
      <style:text-properties officeooo:rsid="003f93ed"/>
    </style:style>
    <style:style style:name="T99" style:family="text">
      <style:text-properties officeooo:rsid="007b23de"/>
    </style:style>
    <style:style style:name="T100" style:family="text">
      <style:text-properties officeooo:rsid="007caa2d"/>
    </style:style>
    <style:style style:name="T101" style:family="text">
      <style:text-properties officeooo:rsid="0080eb23"/>
    </style:style>
    <style:style style:name="T102" style:family="text">
      <style:text-properties officeooo:rsid="008110b7"/>
    </style:style>
    <style:style style:name="T103" style:family="text">
      <style:text-properties officeooo:rsid="00286402"/>
    </style:style>
    <style:style style:name="T104" style:family="text">
      <style:text-properties officeooo:rsid="0082ff7f"/>
    </style:style>
    <style:style style:name="T105" style:family="text">
      <style:text-properties officeooo:rsid="00836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1 <text:span text:style-name="T1">DESCRIPTION OF LIBRARY</text:span></text:p>
      <text:p text:style-name="P87"/>
      <text:p text:style-name="P9"><text:span text:style-name="T1">Library</text:span> «matrix» <text:span text:style-name="T1">gives user functions for operations on matrices.</text:span></text:p>
      <text:p text:style-name="P5"><text:span text:style-name="T1">Some functions of this library actually receive parameters by value</text:span>. <text:span text:style-name="T1">It allows use the same matrix safely as input and as output parameter without memory leaks</text:span>.</text:p>
      <text:p text:style-name="P3"><text:span text:style-name="T66">Use</text:span><text:span text:style-name="T50"> </text:span><text:a xlink:type="simple" xlink:href="#make_matrix" text:style-name="Internet_20_link" text:visited-style-name="Visited_20_Internet_20_Link"><text:span text:style-name="T54">make_matrix</text:span></text:a><text:span text:style-name="T52"> </text:span><text:span text:style-name="T56">function for creating matrix</text:span><text:span text:style-name="T67">.</text:span></text:p>
      <text:p text:style-name="P4"><text:span text:style-name="T66">Every matrix must be deleted by</text:span><text:span text:style-name="T68"> </text:span><text:a xlink:type="simple" xlink:href="#delete_matrix" text:style-name="Internet_20_link" text:visited-style-name="Visited_20_Internet_20_Link"><text:span text:style-name="T55">delete_matrix</text:span></text:a><text:span text:style-name="T53"> </text:span><text:span text:style-name="T56">function</text:span><text:span text:style-name="T55">.</text:span></text:p>
      <text:p text:style-name="P89"/>
      <text:p text:style-name="P91">2 <text:span text:style-name="T80">DATA DESCRIPTION</text:span></text:p>
      <text:p text:style-name="P9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3">Data type</text:p>
          </table:table-cell>
          <table:table-cell table:style-name="Table2.A1" office:value-type="string">
            <text:p text:style-name="P82">Fields</text:p>
          </table:table-cell>
          <table:table-cell table:style-name="Table2.C1" office:value-type="string">
            <text:p text:style-name="P82">Description</text:p>
          </table:table-cell>
        </table:table-row>
        <table:table-row>
          <table:table-cell table:style-name="Table2.A2" table:number-rows-spanned="5" office:value-type="string">
            <text:p text:style-name="P84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75"><text:span text:style-name="T80">Structure, which implements abstraction of matrix</text:span>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8"><text:span text:style-name="T18">double</text:span> **array</text:p>
          </table:table-cell>
          <table:table-cell table:style-name="Table2.B2" office:value-type="string">
            <text:p text:style-name="P77"><text:span text:style-name="T81">Two-dimensional array of</text:span> <text:span text:style-name="T18">double </text:span><text:span text:style-name="T49">type</text:span>. <text:span text:style-name="T81">Accessing for elements released as array[i][j]</text:span>.</text:p>
          </table:table-cell>
        </table:table-row>
        <table:table-row>
          <table:covered-table-cell/>
          <table:table-cell table:style-name="Table2.A2" office:value-type="string">
            <text:p text:style-name="P76"><text:span text:style-name="T18">int</text:span> n_rows</text:p>
          </table:table-cell>
          <table:table-cell table:style-name="Table2.B2" office:value-type="string">
            <text:p text:style-name="P78"><text:span text:style-name="T82">Number of rows of matrix. This field is modified only by library internal functions</text:span>. <text:span text:style-name="T82">Changing this parameter by user causes undefined behavior.</text:span></text:p>
          </table:table-cell>
        </table:table-row>
        <table:table-row>
          <table:covered-table-cell/>
          <table:table-cell table:style-name="Table2.A2" office:value-type="string">
            <text:p text:style-name="P76"><text:span text:style-name="T18">int</text:span> n_columns</text:p>
          </table:table-cell>
          <table:table-cell table:style-name="Table2.B2" office:value-type="string">
            <text:p text:style-name="P79"><text:span text:style-name="T82">Number of columns of matrix. This field is modified only by library internal functions</text:span>. <text:span text:style-name="T82">Changing this parameter by user causes undefined behavior.</text:span></text:p>
          </table:table-cell>
        </table:table-row>
        <table:table-row>
          <table:covered-table-cell/>
          <table:table-cell table:style-name="Table2.A2" office:value-type="string">
            <text:p text:style-name="P80"><text:span text:style-name="T18">int</text:span> n_permutations</text:p>
          </table:table-cell>
          <table:table-cell table:style-name="Table2.B2" office:value-type="string">
            <text:p text:style-name="P81"><text:span text:style-name="T83">Number of permutations witch have done on this matrix</text:span>. <text:span text:style-name="T82">Changing this parameter by user causes undefined behavior.</text:span></text:p>
          </table:table-cell>
        </table:table-row>
        <table:table-row>
          <table:table-cell table:style-name="Table2.A2" office:value-type="string">
            <text:p text:style-name="P85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74"><text:span text:style-name="T69">Pointer to function with prototype of</text:span><text:span text:style-name="T50"> </text:span><text:span text:style-name="T22">double</text:span><text:span text:style-name="T50"> foo (</text:span><text:span text:style-name="T22">int</text:span><text:span text:style-name="T50">, </text:span><text:span text:style-name="T22">int</text:span><text:span text:style-name="T50">). </text:span><text:span text:style-name="T69">This function is used in the initialization matrix by</text:span><text:span text:style-name="T57"> </text:span><text:a xlink:type="simple" xlink:href="#init_matrix_by_function" text:style-name="Internet_20_link" text:visited-style-name="Visited_20_Internet_20_Link"><text:span text:style-name="T42">init_matrix_by_function</text:span></text:a><text:span text:style-name="T43">.</text:span><text:span text:style-name="T47"> </text:span><text:span text:style-name="T45">Every element of matrix</text:span><text:span text:style-name="T44"> array[i][j] </text:span><text:span text:style-name="T45">is filled by</text:span><text:span text:style-name="T44"> foo(</text:span><text:span text:style-name="T20">int</text:span><text:span text:style-name="T44">, </text:span><text:span text:style-name="T20">int</text:span><text:span text:style-name="T44">) </text:span><text:span text:style-name="T45">value</text:span><text:span text:style-name="T44">, </text:span><text:span text:style-name="T45">where current </text:span><text:span text:style-name="T46">element’s</text:span><text:span text:style-name="T45"> indexes are transmitted as parameters</text:span><text:span text:style-name="T44">.</text:span></text:p>
          </table:table-cell>
          <table:covered-table-cell/>
        </table:table-row>
      </table:table>
      <text:p text:style-name="P6"/>
      <text:p text:style-name="P90"/>
      <text:p text:style-name="P92"/>
      <text:p text:style-name="P7"><text:span text:style-name="T41">3</text:span> <text:span text:style-name="T84">DESCRIPTION OF FUNCTIONS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>Function’s prototype</text:p>
          </table:table-cell>
          <table:table-cell table:style-name="Table1.B1" office:value-type="string">
            <text:p text:style-name="P73">Description</text:p>
          </table:table-cell>
        </table:table-row>
        <table:table-row>
          <table:table-cell table:style-name="Table1.A2" office:value-type="string">
            <text:p text:style-name="P30"><text:span text:style-name="T18">double</text:span> <text:span text:style-name="T3">determinant</text:span></text:p>
            <text:p text:style-name="P10"><text:span text:style-name="T50">(</text:span><text:span text:style-name="T48">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31"><text:span text:style-name="T85">Returns value of determinant of matrix, witch has given as parameter</text:span>. <text:span text:style-name="T85">In error case returns 0.</text:span></text:p>
          </table:table-cell>
        </table:table-row>
        <table:table-row>
          <table:table-cell table:style-name="Table1.A3" office:value-type="string">
            <text:p text:style-name="P32"><text:span text:style-name="T18">int</text:span> <text:span text:style-name="T4">column</text:span><text:span text:style-name="T3">_mult_on_const</text:span></text:p>
            <text:p text:style-name="P32">(<text:span text:style-name="T18">double</text:span> <text:span text:style-name="T9">factor</text:span>, </text:p>
            <text:p text:style-name="P32"><text:span text:style-name="T18">int </text:span><text:span text:style-name="T9">i_</text:span><text:span text:style-name="T12">column</text:span>, </text:p>
            <text:p text:style-name="P24"><text:span text:style-name="T70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3" office:value-type="string">
            <text:p text:style-name="P34"><text:span text:style-name="T85">Multiplex column</text:span> <text:span text:style-name="T9">i_</text:span><text:span text:style-name="T12">column</text:span> <text:span text:style-name="T85">of matrix</text:span> <text:span text:style-name="T85">MODIFIED</text:span> <text:span text:style-name="T85">by</text:span> <text:span text:style-name="T9">factor</text:span>. <text:span text:style-name="T85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36"><text:span text:style-name="T18">int</text:span> <text:span text:style-name="T5">columns</text:span><text:span text:style-name="T3">_sub</text:span></text:p>
            <text:p text:style-name="P36">(<text:span text:style-name="T18">double</text:span> <text:span text:style-name="T9">factor</text:span>, </text:p>
            <text:p text:style-name="P36"><text:span text:style-name="T18">int</text:span> <text:span text:style-name="T9">i_subtracted_</text:span><text:span text:style-name="T13">column</text:span>, </text:p>
            <text:p text:style-name="P26"><text:span text:style-name="T22">int</text:span><text:span text:style-name="T50"> </text:span><text:span text:style-name="T58">i_subtracting_</text:span><text:span text:style-name="T59">column</text:span><text:span text:style-name="T50">, </text:span><text:span text:style-name="T71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38"><text:span text:style-name="T86">Subtract from column</text:span> <text:span text:style-name="T9">i_subtracted_</text:span><text:span text:style-name="T13">column</text:span><text:span text:style-name="T9"> </text:span><text:span text:style-name="T30">of matrix</text:span><text:span text:style-name="T28"> </text:span><text:span text:style-name="T32">MODIFIED</text:span><text:span text:style-name="T9"> </text:span><text:span text:style-name="T30">column</text:span><text:span text:style-name="T28"> </text:span><text:span text:style-name="T9">i_subtracting_</text:span><text:span text:style-name="T13">column</text:span><text:span text:style-name="T28">, </text:span><text:span text:style-name="T30">multiplexed by</text:span><text:span text:style-name="T28"> </text:span><text:span text:style-name="T9">factor. </text:span>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40"><text:span text:style-name="T18">int</text:span> <text:span text:style-name="T3">columns_swap</text:span></text:p>
            <text:p text:style-name="P22"><text:span text:style-name="T50">(</text:span><text:span text:style-name="T22">int</text:span><text:span text:style-name="T50"> </text:span><text:span text:style-name="T58">i_col_1</text:span><text:span text:style-name="T50">, </text:span><text:span text:style-name="T22">int</text:span><text:span text:style-name="T50"> </text:span><text:span text:style-name="T58">i_col_2</text:span><text:span text:style-name="T50">, </text:span><text:span text:style-name="T72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41"><text:span text:style-name="T87">Swap</text:span> <text:span text:style-name="T9">i_</text:span><text:span text:style-name="T11">col</text:span><text:span text:style-name="T9">_1</text:span> <text:span text:style-name="T87">and</text:span> <text:span text:style-name="T9">i_</text:span><text:span text:style-name="T11">col</text:span><text:span text:style-name="T9">_2</text:span> <text:span text:style-name="T87">columns of matrix </text:span><text:s/><text:span text:style-name="T91">MODIFIED.</text:span> <text:span text:style-name="T31">Returns 1 if success, otherwise returns 0.</text:span></text:p>
          </table:table-cell>
        </table:table-row>
        <table:table-row>
          <table:table-cell table:style-name="Table1.A2" office:value-type="string">
            <text:p text:style-name="P44"><text:span text:style-name="T18">int</text:span> <text:span text:style-name="T3">copy_</text:span><text:span text:style-name="T6">column</text:span><text:span text:style-name="T3">_to_other_matrix</text:span></text:p>
            <text:p text:style-name="P27"><text:span text:style-name="T50">(</text:span><text:span text:style-name="T22">int</text:span><text:span text:style-name="T50"> </text:span><text:span text:style-name="T58">i_source</text:span><text:span text:style-name="T50">, </text:span><text:span text:style-name="T22">int</text:span><text:span text:style-name="T50"> </text:span><text:span text:style-name="T58">i_</text:span><text:span text:style-name="T61">receiver</text:span><text:span text:style-name="T50">, </text:span><text:a xlink:type="simple" xlink:href="#matrix" text:style-name="Internet_20_link" text:visited-style-name="Visited_20_Internet_20_Link"><text:span text:style-name="T51">IN </text:span></text:a><text:a xlink:type="simple" xlink:href="#matrix" text:style-name="Internet_20_link" text:visited-style-name="Visited_20_Internet_20_Link"><text:span text:style-name="T25">const</text:span></text:a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 </text:span></text:a><text:span text:style-name="T50">*</text:span><text:span text:style-name="T58">in_matrix</text:span><text:span text:style-name="T50">, </text:span>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24">matrix </text:span></text:a><text:span text:style-name="T50">*</text:span><text:span text:style-name="T58">out_matrix</text:span><text:span text:style-name="T50">)</text:span></text:p>
          </table:table-cell>
          <table:table-cell table:style-name="Table1.B2" office:value-type="string">
            <text:p text:style-name="P46"><text:span text:style-name="T88">Copy column</text:span> <text:span text:style-name="T14">i_source</text:span> <text:span text:style-name="T88">of matrix</text:span> <text:span text:style-name="T14">in_matrix</text:span> <text:span text:style-name="T88">to column</text:span> <text:span text:style-name="T14">i_</text:span><text:span text:style-name="T16">receiver</text:span> <text:span text:style-name="T88">of matrix</text:span> <text:span text:style-name="T14">out_matrix</text:span>. <text:span text:style-name="T85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48"><text:span text:style-name="T18">int</text:span> <text:span text:style-name="T3">copy_matrix</text:span></text:p>
            <text:p text:style-name="P49">(IN <text:span text:style-name="T21">const </text:span><text:span text:style-name="T18">matrix</text:span>*, OUT <text:span text:style-name="T18">matrix</text:span>*)</text:p>
          </table:table-cell>
          <table:table-cell table:style-name="Table1.B2" office:value-type="string">
            <text:p text:style-name="P50"><text:span text:style-name="T89">Copy matrix</text:span> IN <text:span text:style-name="T89">to matrix</text:span> OUT. <text:span text:style-name="T85">Returns 1 if success, otherwise returns 0</text:span>.</text:p>
          </table:table-cell>
        </table:table-row>
        <table:table-row>
          <table:table-cell table:style-name="Table1.A2" office:value-type="string">
            <text:p text:style-name="P45"><text:span text:style-name="T18">int</text:span> <text:span text:style-name="T3">copy_row_to_other_matrix</text:span></text:p>
            <text:p text:style-name="P27"><text:span text:style-name="T50">(</text:span><text:span text:style-name="T22">int</text:span><text:span text:style-name="T50"> </text:span><text:span text:style-name="T58">i_source</text:span><text:span text:style-name="T50">, </text:span><text:span text:style-name="T22">int</text:span><text:span text:style-name="T50"> </text:span><text:span text:style-name="T58">i_</text:span><text:span text:style-name="T62">receiver</text:span><text:span text:style-name="T50">, </text:span><text:a xlink:type="simple" xlink:href="#matrix" text:style-name="Internet_20_link" text:visited-style-name="Visited_20_Internet_20_Link"><text:span text:style-name="T51">IN </text:span></text:a><text:span text:style-name="T25">cons </text:span><text:a xlink:type="simple" xlink:href="#matrix" text:style-name="Internet_20_link" text:visited-style-name="Visited_20_Internet_20_Link"><text:span text:style-name="T24">matrix </text:span></text:a><text:span text:style-name="T50">*</text:span><text:span text:style-name="T58">in_matrix</text:span><text:span text:style-name="T50">, </text:span>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24">matrix </text:span></text:a><text:span text:style-name="T50">*</text:span><text:span text:style-name="T58">out_matrix</text:span><text:span text:style-name="T50">)</text:span></text:p>
          </table:table-cell>
          <table:table-cell table:style-name="Table1.B2" office:value-type="string">
            <text:p text:style-name="P47"><text:span text:style-name="T33">Copy </text:span><text:span text:style-name="T34">row</text:span><text:span text:style-name="T29"> </text:span><text:span text:style-name="T14">i_source</text:span><text:span text:style-name="T29"> </text:span><text:span text:style-name="T33">of matrix</text:span><text:span text:style-name="T29"> </text:span><text:span text:style-name="T14">in_matrix</text:span><text:span text:style-name="T29"> </text:span><text:span text:style-name="T33">to </text:span><text:span text:style-name="T34">row</text:span><text:span text:style-name="T29"> </text:span><text:span text:style-name="T14">i_</text:span><text:span text:style-name="T16">receiver</text:span><text:span text:style-name="T29"> </text:span><text:span text:style-name="T33">of matrix</text:span><text:span text:style-name="T29"> </text:span><text:span text:style-name="T14">out_matrix</text:span><text:span text:style-name="T29">. </text:span>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51"><text:bookmark-start text:name="delete_matrix"/><text:span text:style-name="T18">int</text:span> <text:span text:style-name="T3">delete_matrix</text:span><text:bookmark-end text:name="delete_matrix"/></text:p>
            <text:p text:style-name="P20"><text:span text:style-name="T50">(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52"><text:span text:style-name="T90">Free dynamically allocated by matrix memory</text:span>. 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53"><text:span text:style-name="T18">int</text:span> <text:span text:style-name="T3">init_matrix_as_unit</text:span></text:p>
            <text:p text:style-name="P17"><text:span text:style-name="T50">(</text:span><text:span text:style-name="T73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54"><text:span text:style-name="T91">Initialize matrix</text:span> <text:span text:style-name="T92">MODIFIED</text:span> <text:span text:style-name="T91">as unit matrix</text:span>, <text:span text:style-name="T91">i. e.</text:span> 1 <text:span text:style-name="T91">on the main diagonal</text:span> <text:span text:style-name="T91">and</text:span> 0 <text:span text:style-name="T91">in other places.</text:span> 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55"><text:bookmark-start text:name="init_matrix_by_function"/><text:span text:style-name="T18">int</text:span> <text:span text:style-name="T3">init_matrix_by_function</text:span><text:bookmark-end text:name="init_matrix_by_function"/></text:p>
            <text:p text:style-name="P18"><text:span text:style-name="T50">(</text:span><text:span text:style-name="T74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, </text:span><text:span text:style-name="T22">init_user</text:span><text:span text:style-name="T50">)</text:span></text:p>
          </table:table-cell>
          <table:table-cell table:style-name="Table1.B2" office:value-type="string">
            <text:p text:style-name="P19"><text:span text:style-name="T74">Initialize every element of matrix</text:span><text:span text:style-name="T50"> </text:span><text:span text:style-name="T74">MODIFIED</text:span><text:span text:style-name="T50">, </text:span><text:span text:style-name="T74">by function</text:span><text:span text:style-name="T50"> </text:span><text:a xlink:type="simple" xlink:href="#init_user" text:style-name="Internet_20_link" text:visited-style-name="Visited_20_Internet_20_Link"><text:span text:style-name="T26">init_user</text:span></text:a><text:span text:style-name="T50">. </text:span><text:span text:style-name="T64">Returns 1 if success, otherwise returns 0</text:span><text:span text:style-name="T63">.</text:span></text:p>
          </table:table-cell>
        </table:table-row>
        <table:table-row>
          <table:table-cell table:style-name="Table1.A2" office:value-type="string">
            <text:p text:style-name="P56"><text:span text:style-name="T18">int</text:span> <text:span text:style-name="T3">init_matrix_by_random</text:span></text:p>
            <text:p text:style-name="P16"><text:span text:style-name="T50">(</text:span><text:span text:style-name="T75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, </text:span></text:p>
            <text:p text:style-name="P57"><text:span text:style-name="T18">int</text:span> <text:span text:style-name="T9">down</text:span>, <text:span text:style-name="T18">int</text:span> <text:span text:style-name="T9">up</text:span>)</text:p>
          </table:table-cell>
          <table:table-cell table:style-name="Table1.B2" office:value-type="string">
            <text:p text:style-name="P58"><text:span text:style-name="T91">Initialize matrix</text:span> <text:span text:style-name="T92">MODIFIED</text:span> <text:span text:style-name="T93">by random values of type of</text:span> <text:span text:style-name="T18">int</text:span> <text:span text:style-name="T93">in range from</text:span> <text:span text:style-name="T9">down</text:span> <text:span text:style-name="T93">to</text:span> <text:span text:style-name="T9">up. </text:span>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59"><text:span text:style-name="T18">int</text:span> <text:span text:style-name="T3">init_matrix</text:span></text:p>
            <text:p text:style-name="P15"><text:span text:style-name="T50">(</text:span><text:span text:style-name="T76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60"><text:span text:style-name="T94">Initialize matrix</text:span>, <text:span text:style-name="T94">given as parameter by scanned from standard input stream values</text:span>. <text:span text:style-name="T31">Returns 1 if success, otherwise returns 0</text:span><text:span text:style-name="T95">.</text:span></text:p>
            <text:p text:style-name="P60"/>
            <text:p text:style-name="P60"/>
            <text:p text:style-name="P60"/>
          </table:table-cell>
        </table:table-row>
        <text:soft-page-break/>
        <table:table-row>
          <table:table-cell table:style-name="Table1.A2" office:value-type="string">
            <text:p text:style-name="P61"><text:span text:style-name="T18">int</text:span> <text:span text:style-name="T3">inverse_matrix</text:span></text:p>
            <text:p text:style-name="P28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 *</text:span><text:span text:style-name="T58">in_matrix</text:span><text:span text:style-name="T50">, </text:span>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24">matrix</text:span></text:a><text:span text:style-name="T50"> *</text:span><text:span text:style-name="T58">out_matrix</text:span><text:span text:style-name="T50">)</text:span></text:p>
          </table:table-cell>
          <table:table-cell table:style-name="Table1.B2" office:value-type="string">
            <text:p text:style-name="P62"><text:span text:style-name="T96">Writes to</text:span> <text:span text:style-name="T9">out_matrix</text:span> <text:span text:style-name="T96">inverted matrix</text:span> <text:span text:style-name="T9">in_matrix</text:span>. 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63"><text:span text:style-name="T18">int</text:span> <text:span text:style-name="T3">multiplex_</text:span><text:span text:style-name="T7">matrices</text:span></text:p>
            <text:p text:style-name="P12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 </text:span><text:span text:style-name="T60">in_matrix_1</text:span><text:span text:style-name="T50">, </text:span><text:a xlink:type="simple" xlink:href="#matrix" text:style-name="Internet_20_link" text:visited-style-name="Visited_20_Internet_20_Link"><text:span text:style-name="T51">IN </text:span></text:a><text:a xlink:type="simple" xlink:href="#matrix" text:style-name="Internet_20_link" text:visited-style-name="Visited_20_Internet_20_Link"><text:span text:style-name="T25">const </text:span></text:a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 </text:span><text:span text:style-name="T60">in_matrix_2</text:span><text:span text:style-name="T50">, </text:span>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64"><text:span text:style-name="T97">Writes to the matrix</text:span> OUT <text:span text:style-name="T97">product of matrices</text:span> <text:span text:style-name="T10">in_matrix_1</text:span> <text:span text:style-name="T97">and</text:span> <text:span text:style-name="T10">in_matrix_2</text:span>. <text:span text:style-name="T31">Returns 1 if success, otherwise returns 0</text:span><text:span text:style-name="T98">.</text:span></text:p>
          </table:table-cell>
        </table:table-row>
        <table:table-row>
          <table:table-cell table:style-name="Table1.A2" office:value-type="string">
            <text:p text:style-name="P65"><text:span text:style-name="T18">int</text:span> <text:span text:style-name="T3">rank</text:span></text:p>
            <text:p text:style-name="P29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7">matrix</text:span></text:a><text:span text:style-name="T50">*)</text:span></text:p>
          </table:table-cell>
          <table:table-cell table:style-name="Table1.B2" office:value-type="string">
            <text:p text:style-name="P66"><text:span text:style-name="T99">Returns rank of given matrix</text:span>.</text:p>
          </table:table-cell>
        </table:table-row>
        <table:table-row>
          <table:table-cell table:style-name="Table1.A2" office:value-type="string">
            <text:p text:style-name="P33"><text:span text:style-name="T18">int</text:span> <text:span text:style-name="T3">row_mult_on_const</text:span></text:p>
            <text:p text:style-name="P23"><text:span text:style-name="T50">(</text:span><text:span text:style-name="T22">double</text:span><text:span text:style-name="T50"> </text:span><text:span text:style-name="T58">factor</text:span><text:span text:style-name="T50">, </text:span><text:span text:style-name="T22">int</text:span><text:span text:style-name="T50"> </text:span><text:span text:style-name="T58">i_row</text:span><text:span text:style-name="T50">, </text:span><text:span text:style-name="T77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35"><text:span text:style-name="T100">Multiplexes row</text:span> <text:span text:style-name="T9">i_row</text:span> <text:span text:style-name="T100">of matrix</text:span> <text:span text:style-name="T100">MODIFIED</text:span> <text:span text:style-name="T100">by</text:span> <text:span text:style-name="T9">factor</text:span>. <text:span text:style-name="T99">Returns rank of given matrix.</text:span></text:p>
          </table:table-cell>
        </table:table-row>
        <table:table-row>
          <table:table-cell table:style-name="Table1.A2" office:value-type="string">
            <text:p text:style-name="P37"><text:span text:style-name="T18">int</text:span> <text:span text:style-name="T3">rows_sub</text:span></text:p>
            <text:p text:style-name="P37">(<text:span text:style-name="T18">double</text:span> <text:span text:style-name="T9">factor</text:span>, </text:p>
            <text:p text:style-name="P37"><text:span text:style-name="T18">int</text:span> <text:span text:style-name="T9">i_subtracted_row</text:span>, </text:p>
            <text:p text:style-name="P25"><text:span text:style-name="T22">int</text:span><text:span text:style-name="T50"> </text:span><text:span text:style-name="T58">i_subtracting_row</text:span><text:span text:style-name="T50">, </text:span><text:span text:style-name="T78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39"><text:span text:style-name="T30">Subtract from </text:span><text:span text:style-name="T37">row</text:span><text:span text:style-name="T29"> </text:span><text:span text:style-name="T15">i_subtracted_</text:span><text:span text:style-name="T9">row</text:span><text:span text:style-name="T15"> </text:span><text:span text:style-name="T30">of matrix</text:span><text:span text:style-name="T29"> </text:span><text:span text:style-name="T32">MODIFIED</text:span><text:span text:style-name="T15"> </text:span><text:span text:style-name="T37">row</text:span><text:span text:style-name="T29"> </text:span><text:span text:style-name="T15">i_subtracting_</text:span><text:span text:style-name="T9">row</text:span><text:span text:style-name="T29">, </text:span><text:span text:style-name="T30">multiplexed by</text:span><text:span text:style-name="T29"> </text:span><text:span text:style-name="T15">factor. </text:span>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43"><text:span text:style-name="T18">int</text:span> <text:span text:style-name="T3">rows_swap</text:span></text:p>
            <text:p text:style-name="P21"><text:span text:style-name="T50">(</text:span><text:span text:style-name="T22">int</text:span><text:span text:style-name="T50"> </text:span><text:span text:style-name="T58">i_row_1</text:span><text:span text:style-name="T50">, </text:span><text:span text:style-name="T22">int</text:span><text:span text:style-name="T50"> </text:span><text:span text:style-name="T58">i_row_2</text:span><text:span text:style-name="T50">, </text:span><text:span text:style-name="T79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42"><text:span text:style-name="T38">Swap</text:span><text:span text:style-name="T29"> </text:span><text:span text:style-name="T15">i_</text:span><text:span text:style-name="T17">row</text:span><text:span text:style-name="T15">_1</text:span><text:span text:style-name="T29"> </text:span><text:span text:style-name="T38">and</text:span><text:span text:style-name="T29"> </text:span><text:span text:style-name="T15">i_</text:span><text:span text:style-name="T17">row</text:span><text:span text:style-name="T15">_2</text:span><text:span text:style-name="T29"> </text:span><text:span text:style-name="T40">rows</text:span><text:span text:style-name="T38"> of matrix </text:span><text:span text:style-name="T39">MODIFIED.</text:span><text:span text:style-name="T29"> </text:span><text:span text:style-name="T31">Returns 1 if success, otherwise returns 0.</text:span></text:p>
          </table:table-cell>
        </table:table-row>
        <table:table-row>
          <table:table-cell table:style-name="Table1.A2" office:value-type="string">
            <text:p text:style-name="P67"><text:span text:style-name="T18">int</text:span> <text:span text:style-name="T3">show_matrix</text:span></text:p>
            <text:p text:style-name="P14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68"><text:span text:style-name="T101">Print IN matrix into standard output stream. </text:span><text:span text:style-name="T31">Returns 1 if success, otherwise returns 0</text:span><text:span text:style-name="T101">.</text:span></text:p>
          </table:table-cell>
        </table:table-row>
        <table:table-row>
          <table:table-cell table:style-name="Table1.A2" office:value-type="string">
            <text:p text:style-name="P69"><text:span text:style-name="T18">int</text:span> <text:span text:style-name="T8">transpose</text:span></text:p>
            <text:p text:style-name="P11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, OUT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70"><text:span text:style-name="T102">Writes to the matrix</text:span> OUT <text:span text:style-name="T102">transposed matrix</text:span> IN. <text:span text:style-name="T31">Returns 1 if success, otherwise returns 0</text:span>.</text:p>
          </table:table-cell>
        </table:table-row>
        <table:table-row>
          <table:table-cell table:style-name="Table1.A2" office:value-type="string">
            <text:p text:style-name="P71"><text:span text:style-name="T18">int</text:span> <text:span text:style-name="T3">triangle_form</text:span></text:p>
            <text:p text:style-name="P13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, OUT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72"><text:span text:style-name="T104">Writes to the matrix</text:span> OUT <text:span text:style-name="T104">matrix</text:span> IN <text:span text:style-name="T104">in triangle form</text:span>. <text:span text:style-name="T31">Returns 1 if success, otherwise returns 0</text:span><text:span text:style-name="T103">.</text:span></text:p>
          </table:table-cell>
        </table:table-row>
        <table:table-row>
          <table:table-cell table:style-name="Table1.A2" office:value-type="string">
            <text:p text:style-name="P10"><text:bookmark-start text:name="make_matrix"/><text:a xlink:type="simple" xlink:href="#matrix" text:style-name="Internet_20_link" text:visited-style-name="Visited_20_Internet_20_Link"><text:span text:style-name="T24">matrix</text:span></text:a><text:span text:style-name="T2"> </text:span><text:span text:style-name="T65">make_matrix</text:span><text:bookmark-end text:name="make_matrix"/></text:p>
            <text:p text:style-name="P30">(<text:span text:style-name="T18">int</text:span> <text:span text:style-name="T9">n_rows</text:span>, <text:span text:style-name="T18">int</text:span> <text:span text:style-name="T9">n_columns</text:span>)</text:p>
          </table:table-cell>
          <table:table-cell table:style-name="Table1.B2" office:value-type="string">
            <text:p text:style-name="P31"><text:span text:style-name="T105">Creates matrix with</text:span> <text:span text:style-name="T9">n_rows</text:span> <text:span text:style-name="T105">rows</text:span> <text:span text:style-name="T105">and</text:span> <text:span text:style-name="T9">n_columns</text:span> <text:span text:style-name="T105">columns</text:span>. <text:span text:style-name="T105">Returns created matrix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5c697a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<text:span text:style-name="MT1">ocumentation</text:span> <text:span text:style-name="MT1">for functions library in C</text:span> «matrix», Uladzislau Harbuz 2016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5-16T18:36:09.961576693</dc:date>
    <dc:creator>vlad </dc:creator>
    <meta:editing-duration>PT4H1M44S</meta:editing-duration>
    <meta:editing-cycles>93</meta:editing-cycles>
    <meta:generator>LibreOffice/5.1.3.1$Linux_X86_64 LibreOffice_project/10m0$Build-1</meta:generator>
    <meta:document-statistic meta:table-count="2" meta:image-count="0" meta:object-count="0" meta:page-count="3" meta:paragraph-count="99" meta:word-count="722" meta:character-count="4975" meta:non-whitespace-character-count="4343"/>
  </office:meta>
</office:document-meta>
</file>